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quipment</text:p>
      <text:p text:style-name="Text_20_body">Weapons</text:p>
      <text:p text:style-name="Text_20_body">Weapons provide boosts to physical and magical attacks</text:p>
      <text:p text:style-name="Text_20_body">-Knife</text:p>
      <text:p text:style-name="Text_20_body"><text:s text:c="3"/>-small, one handed weapon</text:p>
      <text:p text:style-name="Text_20_body"><text:s text:c="3"/>-low physical damage</text:p>
      <text:p text:style-name="Text_20_body"><text:s text:c="3"/>-small boost to speed</text:p>
      <text:p text:style-name="Text_20_body"><text:s text:c="3"/>-can be used in either hand with duel-wield</text:p>
      <text:p text:style-name="Text_20_body">-Shortsword</text:p>
      <text:p text:style-name="Text_20_body"><text:s text:c="3"/>-moderate, one handed weapon</text:p>
      <text:p text:style-name="Text_20_body"><text:s text:c="3"/>-moderate physical damage</text:p>
      <text:p text:style-name="Text_20_body"><text:s text:c="3"/>-can be used in main hand with duel-wield</text:p>
      <text:p text:style-name="Text_20_body">-Broadsword</text:p>
      <text:p text:style-name="Text_20_body"><text:s text:c="3"/>-large, two handed weapon</text:p>
      <text:p text:style-name="Text_20_body"><text:s text:c="3"/>-high physical damage</text:p>
      <text:p text:style-name="Text_20_body"><text:s text:c="3"/>-cannot be used with duel-wield</text:p>
      <text:p text:style-name="Text_20_body">-Axe</text:p>
      <text:p text:style-name="Text_20_body"><text:s text:c="3"/>-moderate, one handed weapon</text:p>
      <text:p text:style-name="Text_20_body"><text:s text:c="3"/>-moderate physical damage</text:p>
      <text:p text:style-name="Text_20_body"><text:s text:c="3"/>-can be used in main hand with duel-wield</text:p>
      <text:p text:style-name="Text_20_body">-Hammer</text:p>
      <text:p text:style-name="Text_20_body"><text:s text:c="3"/>-small, one handed weapon</text:p>
      <text:p text:style-name="Text_20_body"><text:s text:c="3"/>-moderate physical damage</text:p>
      <text:p text:style-name="Text_20_body"><text:s text:c="3"/>-can be used in either hand with duel-wield</text:p>
      <text:p text:style-name="Text_20_body">-War Hammer</text:p>
      <text:p text:style-name="Text_20_body"><text:s text:c="3"/>-large, two handed weapon</text:p>
      <text:p text:style-name="Text_20_body"><text:s text:c="3"/>-high physical damage</text:p>
      <text:p text:style-name="Text_20_body"><text:s text:c="3"/>-cannot be used with diel-wield</text:p>
      <text:p text:style-name="Text_20_body">-Rod</text:p>
      <text:p text:style-name="Text_20_body"><text:soft-page-break/><text:s text:c="3"/>-large, two handed weapon</text:p>
      <text:p text:style-name="Text_20_body"><text:s text:c="3"/>-boosts intellect</text:p>
      <text:p text:style-name="Text_20_body"><text:s text:c="3"/>-cannot be used with diel-wield</text:p>
      <text:p text:style-name="Text_20_body">-Staff</text:p>
      <text:p text:style-name="Text_20_body"><text:s text:c="3"/>-large, two handed weapon</text:p>
      <text:p text:style-name="Text_20_body"><text:s text:c="3"/>-boosts spirit</text:p>
      <text:p text:style-name="Text_20_body"><text:s text:c="3"/>-cannot be used with diel-wield</text:p>
      <text:p text:style-name="Text_20_body">-Taser</text:p>
      <text:p text:style-name="Text_20_body"><text:s text:c="3"/>-small, one handed weapon</text:p>
      <text:p text:style-name="Text_20_body"><text:s text:c="3"/>-can be used in either hand with duel-wield</text:p>
      <text:p text:style-name="Text_20_body"><text:s text:c="3"/>-consumes energy with attacks</text:p>
      <text:p text:style-name="Text_20_body">-Short Bow</text:p>
      <text:p text:style-name="Text_20_body"><text:s text:c="3"/>-small, two handed weapon</text:p>
      <text:p text:style-name="Text_20_body"><text:s text:c="3"/>-moderate physical damage</text:p>
      <text:p text:style-name="Text_20_body"><text:s text:c="3"/>-moderate range</text:p>
      <text:p text:style-name="Text_20_body"><text:s text:c="3"/>-cannot be used with diel-wield</text:p>
      <text:p text:style-name="Text_20_body">-Long Bow</text:p>
      <text:p text:style-name="Text_20_body"><text:s text:c="3"/>-large, two handed weapon</text:p>
      <text:p text:style-name="Text_20_body"><text:s text:c="3"/>-moderate physical damage</text:p>
      <text:p text:style-name="Text_20_body"><text:s text:c="3"/>-high range</text:p>
      <text:p text:style-name="Text_20_body"><text:s text:c="3"/>-cannot be used with diel-wield</text:p>
      <text:p text:style-name="Text_20_body">-Gun</text:p>
      <text:p text:style-name="Text_20_body"><text:s text:c="3"/>-small, one handed weapon</text:p>
      <text:p text:style-name="Text_20_body"><text:s text:c="3"/>-high physical damage</text:p>
      <text:p text:style-name="Text_20_body"><text:s text:c="3"/>-high range</text:p>
      <text:p text:style-name="Text_20_body"><text:s text:c="3"/>-cannot be used with diel-wield</text:p>
      <text:p text:style-name="Text_20_body">Armor</text:p>
      <text:p text:style-name="Text_20_body">Armor provides boosts to physical and magical defense</text:p>
      <text:p text:style-name="Text_20_body">-Plate Armor</text:p>
      <text:p text:style-name="Text_20_body"><text:soft-page-break/><text:s text:c="3"/>-very large boostto physical defense</text:p>
      <text:p text:style-name="Text_20_body"><text:s text:c="3"/>-small penalty to agility</text:p>
      <text:p text:style-name="Text_20_body">-Chain Mail</text:p>
      <text:p text:style-name="Text_20_body"><text:s text:c="3"/>-large boost to physical defense</text:p>
      <text:p text:style-name="Text_20_body">-Leather Jerkin</text:p>
      <text:p text:style-name="Text_20_body"><text:s text:c="3"/>-moderate boost to physical defense</text:p>
      <text:p text:style-name="Text_20_body"><text:s text:c="3"/>-moderate boost to agility</text:p>
      <text:p text:style-name="Text_20_body">-Robe</text:p>
      <text:p text:style-name="Text_20_body"><text:s text:c="3"/>-tiny boost to physical defense</text:p>
      <text:p text:style-name="Text_20_body"><text:s text:c="3"/>-large boost to magical defense</text:p>
      <text:p text:style-name="Text_20_body">-Ninja Suit</text:p>
      <text:p text:style-name="Text_20_body"><text:s text:c="3"/>-small boost to physical defense</text:p>
      <text:p text:style-name="Text_20_body"><text:s text:c="3"/>-large boost to agility</text:p>
      <text:p text:style-name="Text_20_body"><text:s text:c="3"/>-small boost to luck</text:p>
      <text:p text:style-name="Text_20_body">Charms</text:p>
      <text:p text:style-name="Text_20_body">Charms cause various effects, from boosting attributes, to preventing damage, to granting immunities</text:p>
      <text:p text:style-name="P1">Equipment</text:p>
      <text:p text:style-name="Text_20_body">Weapons</text:p>
      <text:p text:style-name="Text_20_body">-Knife</text:p>
      <text:p text:style-name="Text_20_body">-Shortsword</text:p>
      <text:p text:style-name="Text_20_body"><text:s text:c="3"/>-Excalibur</text:p>
      <text:p text:style-name="Text_20_body"><text:s text:c="3"/>-Khazid’hea</text:p>
      <text:p text:style-name="Text_20_body">-Broadsword</text:p>
      <text:p text:style-name="Text_20_body">-Axe</text:p>
      <text:p text:style-name="Text_20_body">-Hammer</text:p>
      <text:p text:style-name="Text_20_body"><text:s text:c="3"/>-Mjolnir</text:p>
      <text:p text:style-name="Text_20_body">-War Hammer</text:p>
      <text:p text:style-name="Text_20_body">-Rod</text:p>
      <text:p text:style-name="Text_20_body">-Staff</text:p>
      <text:p text:style-name="Text_20_body">-Taser</text:p>
      <text:p text:style-name="Text_20_body">-Short Bow</text:p>
      <text:p text:style-name="Text_20_body">-Long Bow</text:p>
      <text:p text:style-name="Text_20_body">-Gun</text:p>
      <text:p text:style-name="Text_20_body">Armor</text:p>
      <text:p text:style-name="Text_20_body">-Plate Armor</text:p>
      <text:p text:style-name="Text_20_body">-Chain Mail</text:p>
      <text:p text:style-name="Text_20_body">-Leather Jerkin</text:p>
      <text:p text:style-name="Text_20_body">-Robe</text:p>
      <text:p text:style-name="Text_20_body">-Ninja Suit</text:p>
      <text:p text:style-name="Text_20_body">Charm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9-10T10:10:23.12</dc:date>
    <meta:editing-duration>PT9H57M36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4" meta:paragraph-count="98" meta:word-count="302" meta:character-count="2086"/>
  </office:meta>
</office:document-meta>
</file>